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m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1" draw:text-style-name="P3" svg:width="4.194cm" svg:height="2.423cm" svg:x="6.546cm" svg:y="9.962cm" draw:control="control9"/><draw:control text:anchor-type="paragraph" draw:z-index="9" draw:style-name="gr3" draw:text-style-name="P3" svg:width="3.908cm" svg:height="0.692cm" svg:x="1.154cm" svg:y="13.219cm" draw:control="control1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2-28T11:11:32.56</dc:date>
    <dc:creator>Dmitry Derenok</dc:creator>
    <meta:editing-duration>PT103H02M34S</meta:editing-duration>
    <meta:editing-cycles>16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